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776in" svg:y="0.3764in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85in" svg:height="4.2614in" svg:x="8.8878in" svg:y="7.7752in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2" calcext:value-type="float">
            <text:p>-1.7477073649332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5" calcext:value-type="float">
            <text:p>-1.77692597650885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1" calcext:value-type="float">
            <text:p>-0.97425185786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2" calcext:value-type="float">
            <text:p>-0.9109699034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7" calcext:value-type="float">
            <text:p>-0.850324697125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3" calcext:value-type="float">
            <text:p>-0.71770996102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8" calcext:value-type="float">
            <text:p>-0.63918715779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9" calcext:value-type="float">
            <text:p>-0.56140589307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9" calcext:value-type="float">
            <text:p>-0.485935949835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9" calcext:value-type="float">
            <text:p>-0.40675419549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5" calcext:value-type="float">
            <text:p>-0.3299862725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7" calcext:value-type="float">
            <text:p>-0.25110474455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4" calcext:value-type="float">
            <text:p>-0.172674489973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9" calcext:value-type="float">
            <text:p>-0.096962675112669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5" calcext:value-type="float">
            <text:p>-0.09218733286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24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69" calcext:value-type="float">
            <text:p>0.0646150131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2" calcext:value-type="float">
            <text:p>0.14292743282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7" calcext:value-type="float">
            <text:p>0.22352940771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2" calcext:value-type="float">
            <text:p>0.30155144257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1" calcext:value-type="float">
            <text:p>0.37912153356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4" calcext:value-type="float">
            <text:p>0.45712584889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1" calcext:value-type="float">
            <text:p>0.536520501026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8" calcext:value-type="float">
            <text:p>0.615219230478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4" calcext:value-type="float">
            <text:p>0.846148977766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4:33:32.297961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4:35:20.123809345</dc:date>
    <meta:editing-duration>PT1H56M42S</meta:editing-duration>
    <meta:editing-cycles>3</meta:editing-cycles>
    <meta:generator>LibreOffice/6.4.7.2$Linux_X86_64 LibreOffice_project/40$Build-2</meta:generator>
    <meta:document-statistic meta:table-count="1" meta:cell-count="12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9cm" svg:height="10.825cm" xlink:href=".." xlink:type="simple" chart:class="chart:line" chart:style-name="ch1">
        <chart:title svg:x="3.517cm" svg:y="0.351cm" chart:style-name="ch2">
          <text:p>10-4-2021 End-of-Episode Rewards (50 ep rolling avg), 
Peg in Hole w/ Large Chamfer</text:p>
        </chart:title>
        <chart:plot-area chart:style-name="ch3" table:cell-range-address="rewardlist_10_04_2021unfinished.C3:rewardlist_10_04_2021unfinished.C625" svg:x="1.715cm" svg:y="1.85cm" svg:width="16.13cm" svg:height="7.778cm">
          <chartooo:coordinate-region svg:x="2.548cm" svg:y="2.049cm" svg:width="15.297cm" svg:height="7.38cm"/>
          <chart:axis chart:dimension="x" chart:name="primary-x" chart:style-name="ch4">
            <chart:title svg:x="9.127cm" svg:y="9.844cm" chart:style-name="ch5">
              <text:p>Episode</text:p>
            </chart:title>
          </chart:axis>
          <chart:axis chart:dimension="y" chart:name="primary-y" chart:style-name="ch4">
            <chart:title svg:x="0.451cm" svg:y="6.866cm" chart:style-name="ch6">
              <text:p>Rewards</text:p>
            </chart:title>
            <chart:grid chart:style-name="ch7" chart:class="major"/>
          </chart:axis>
          <chart:series chart:style-name="ch8" chart:values-cell-range-address="rewardlist_10_04_2021unfinished.C3:rewardlist_10_04_2021unfinished.C625" chart:class="chart:line">
            <chart:data-point chart:repeated="6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